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ecnologias" style:family="table">
      <style:table-properties style:width="17.013cm" fo:margin-left="0cm" table:align="left"/>
    </style:style>
    <style:style style:name="Tecnologias.A" style:family="table-column">
      <style:table-column-properties style:column-width="2.833cm"/>
    </style:style>
    <style:style style:name="Tecnologias.C" style:family="table-column">
      <style:table-column-properties style:column-width="3.224cm"/>
    </style:style>
    <style:style style:name="Tecnologias.D" style:family="table-column">
      <style:table-column-properties style:column-width="3.016cm"/>
    </style:style>
    <style:style style:name="Tecnologias.E" style:family="table-column">
      <style:table-column-properties style:column-width="5.106cm"/>
    </style:style>
    <style:style style:name="Tecnologias.1" style:family="table-row">
      <style:table-row-properties style:min-row-height="1.461cm"/>
    </style:style>
    <style:style style:name="Tecnologias.A1" style:family="table-cell">
      <style:table-cell-properties fo:padding="0cm" fo:border="none" style:writing-mode="page"/>
    </style:style>
    <style:style style:name="Tecnologias.2" style:family="table-row">
      <style:table-row-properties style:min-row-height="0.55cm"/>
    </style:style>
    <style:style style:name="P1" style:family="paragraph" style:parent-style-name="Heading_20_2">
      <style:paragraph-properties fo:text-align="center" style:justify-single-word="false"/>
      <style:text-properties officeooo:paragraph-rsid="00155bc8"/>
    </style:style>
    <style:style style:name="P2" style:family="paragraph" style:parent-style-name="Table_20_Contents">
      <style:paragraph-properties fo:text-align="center" style:justify-single-word="false"/>
      <style:text-properties officeooo:paragraph-rsid="000f570f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officeooo:rsid="00053556" officeooo:paragraph-rsid="00053556" style:font-size-asian="20pt" style:font-size-complex="20pt"/>
    </style:style>
    <style:style style:name="P4" style:family="paragraph" style:parent-style-name="Standard">
      <style:text-properties style:font-name="Ubuntu" fo:language="en" fo:country="US" officeooo:rsid="00071797" officeooo:paragraph-rsid="00071797"/>
    </style:style>
    <style:style style:name="P5" style:family="paragraph" style:parent-style-name="Standard">
      <style:paragraph-properties fo:text-align="center" style:justify-single-word="false"/>
      <style:text-properties style:font-name="Ubuntu" fo:language="en" fo:country="US" officeooo:rsid="000882ef" officeooo:paragraph-rsid="000f3614"/>
    </style:style>
    <style:style style:name="P6" style:family="paragraph" style:parent-style-name="Standard">
      <style:text-properties style:font-name="Ubuntu" fo:language="en" fo:country="US" officeooo:rsid="000a08de" officeooo:paragraph-rsid="000882ef"/>
    </style:style>
    <style:style style:name="P7" style:family="paragraph" style:parent-style-name="Standard">
      <style:paragraph-properties fo:text-align="center" style:justify-single-word="false"/>
      <style:text-properties style:font-name="Ubuntu" fo:language="en" fo:country="US" officeooo:rsid="000a08de" officeooo:paragraph-rsid="000f3614"/>
    </style:style>
    <style:style style:name="P8" style:family="paragraph" style:parent-style-name="Standard">
      <style:text-properties style:font-name="Ubuntu" fo:language="en" fo:country="US" officeooo:rsid="000b9acb" officeooo:paragraph-rsid="000b9acb"/>
    </style:style>
    <style:style style:name="P9" style:family="paragraph" style:parent-style-name="Standard">
      <style:text-properties style:font-name="Ubuntu" fo:language="en" fo:country="US" officeooo:rsid="000cea40" officeooo:paragraph-rsid="000a08de"/>
    </style:style>
    <style:style style:name="P10" style:family="paragraph" style:parent-style-name="Standard">
      <style:paragraph-properties fo:text-align="center" style:justify-single-word="false"/>
      <style:text-properties style:font-name="Ubuntu" fo:language="en" fo:country="US" officeooo:rsid="000cea40" officeooo:paragraph-rsid="000f3614"/>
    </style:style>
    <style:style style:name="P11" style:family="paragraph" style:parent-style-name="Standard">
      <style:text-properties style:font-name="Ubuntu" fo:language="en" fo:country="US" officeooo:rsid="000f3614" officeooo:paragraph-rsid="000f3614"/>
    </style:style>
    <style:style style:name="P12" style:family="paragraph" style:parent-style-name="Table_20_Contents">
      <style:paragraph-properties fo:text-align="center" style:justify-single-word="false"/>
      <style:text-properties style:font-name="Ubuntu" fo:language="en" fo:country="US" officeooo:rsid="000f3614" officeooo:paragraph-rsid="000f3614"/>
    </style:style>
    <style:style style:name="P13" style:family="paragraph" style:parent-style-name="Table_20_Contents">
      <style:paragraph-properties fo:text-align="center" style:justify-single-word="false"/>
      <style:text-properties style:font-name="Ubuntu" fo:language="en" fo:country="US" officeooo:rsid="000f570f" officeooo:paragraph-rsid="000f570f"/>
    </style:style>
    <style:style style:name="P14" style:family="paragraph" style:parent-style-name="Table_20_Contents">
      <style:paragraph-properties fo:text-align="center" style:justify-single-word="false"/>
      <style:text-properties style:font-name="Ubuntu"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55bc8"/>
    </style:style>
    <style:style style:name="P16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698a5"/>
    </style:style>
    <style:style style:name="P17" style:family="paragraph" style:parent-style-name="Table_20_Contents">
      <style:paragraph-properties fo:text-align="center" style:justify-single-word="false"/>
      <style:text-properties style:font-name="Ubuntu" fo:language="en" fo:country="US" officeooo:rsid="00112528" officeooo:paragraph-rsid="00112528"/>
    </style:style>
    <style:style style:name="P18" style:family="paragraph" style:parent-style-name="Table_20_Contents">
      <style:paragraph-properties fo:text-align="center" style:justify-single-word="false"/>
      <style:text-properties style:font-name="Ubuntu" fo:language="en" fo:country="US" officeooo:rsid="00122721" officeooo:paragraph-rsid="00122721"/>
    </style:style>
    <style:style style:name="P19" style:family="paragraph" style:parent-style-name="Table_20_Contents">
      <style:paragraph-properties fo:text-align="center" style:justify-single-word="false"/>
      <style:text-properties style:font-name="Ubuntu" fo:language="en" fo:country="US" officeooo:rsid="0014078e" officeooo:paragraph-rsid="0014078e"/>
    </style:style>
    <style:style style:name="P20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55bc8"/>
    </style:style>
    <style:style style:name="P21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2" style:family="paragraph" style:parent-style-name="Table_20_Contents">
      <style:paragraph-properties fo:text-align="center" style:justify-single-word="false"/>
      <style:text-properties style:font-name="Ubuntu" fo:language="en" fo:country="US" officeooo:rsid="001698a5" officeooo:paragraph-rsid="001698a5"/>
    </style:style>
    <style:style style:name="P23" style:family="paragraph" style:parent-style-name="Table_20_Contents">
      <style:paragraph-properties fo:text-align="center" style:justify-single-word="false"/>
      <style:text-properties style:font-name="Ubuntu" fo:language="en" fo:country="US" officeooo:rsid="0017a33d" officeooo:paragraph-rsid="0017a33d"/>
    </style:style>
    <style:style style:name="P24" style:family="paragraph" style:parent-style-name="Table_20_Contents">
      <style:paragraph-properties fo:text-align="center" style:justify-single-word="false"/>
      <style:text-properties style:font-name="Ubuntu" fo:language="en" fo:country="US" officeooo:rsid="0017e87b" officeooo:paragraph-rsid="0017e87b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7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28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1a3b3a"/>
    </style:style>
    <style:style style:name="P29" style:family="paragraph" style:parent-style-name="Heading_20_3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30" style:family="paragraph" style:parent-style-name="Heading_20_3">
      <style:paragraph-properties fo:text-align="center" style:justify-single-word="false"/>
      <style:text-properties style:font-name="Ubuntu" fo:language="en" fo:country="US" officeooo:rsid="001e9d76" officeooo:paragraph-rsid="001e9d76"/>
    </style:style>
    <style:style style:name="P31" style:family="paragraph" style:parent-style-name="Heading_20_3">
      <style:paragraph-properties fo:text-align="center" style:justify-single-word="false"/>
      <style:text-properties style:font-name="Ubuntu" fo:font-size="14pt" fo:language="en" fo:country="US" fo:font-weight="bold" officeooo:rsid="00070587" officeooo:paragraph-rsid="00070587" style:font-size-asian="12.25pt" style:font-weight-asian="bold" style:font-size-complex="14pt" style:font-weight-complex="bold"/>
    </style:style>
    <style:style style:name="P32" style:family="paragraph" style:parent-style-name="Heading_20_3">
      <style:paragraph-properties fo:text-align="center" style:justify-single-word="false"/>
      <style:text-properties style:font-name="Ubuntu" fo:font-size="17pt" fo:language="en" fo:country="US" fo:font-weight="bold" officeooo:rsid="00070587" officeooo:paragraph-rsid="00070587" style:font-size-asian="17pt" style:font-weight-asian="bold" style:font-size-complex="17pt" style:font-weight-complex="bold"/>
    </style:style>
    <style:style style:name="P33" style:family="paragraph" style:parent-style-name="Heading_20_4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34" style:family="paragraph" style:parent-style-name="Standard">
      <style:text-properties style:font-name="Ubuntu" fo:language="en" fo:country="US" officeooo:rsid="000cea40" officeooo:paragraph-rsid="000a08de"/>
    </style:style>
    <style:style style:name="P35" style:family="paragraph" style:parent-style-name="Standard">
      <style:text-properties style:font-name="Ubuntu" fo:language="en" fo:country="US" officeooo:rsid="001a3b3a" officeooo:paragraph-rsid="001a3b3a"/>
    </style:style>
    <style:style style:name="P36" style:family="paragraph" style:parent-style-name="Standard">
      <style:text-properties style:font-name="Ubuntu" fo:language="en" fo:country="US" officeooo:rsid="001c05dd" officeooo:paragraph-rsid="001c05dd"/>
    </style:style>
    <style:style style:name="P37" style:family="paragraph" style:parent-style-name="Standard">
      <style:text-properties style:font-name="Ubuntu" fo:language="en" fo:country="US" officeooo:rsid="001e9d76" officeooo:paragraph-rsid="001e9d76"/>
    </style:style>
    <style:style style:name="P38" style:family="paragraph" style:parent-style-name="Standard" style:list-style-name="L6">
      <style:text-properties style:font-name="Ubuntu" fo:language="en" fo:country="US" officeooo:rsid="001e9d76" officeooo:paragraph-rsid="001e9d76"/>
    </style:style>
    <style:style style:name="P39" style:family="paragraph" style:parent-style-name="Standard" style:list-style-name="L6">
      <style:text-properties style:font-name="Ubuntu" fo:language="en" fo:country="US" officeooo:rsid="001f5468" officeooo:paragraph-rsid="001f5468"/>
    </style:style>
    <style:style style:name="P40" style:family="paragraph" style:parent-style-name="Standard" style:list-style-name="L2">
      <style:text-properties style:font-name="Ubuntu" officeooo:paragraph-rsid="001a3b3a"/>
    </style:style>
    <style:style style:name="P41" style:family="paragraph" style:parent-style-name="Standard" style:list-style-name="L2">
      <style:text-properties style:font-name="Ubuntu" officeooo:paragraph-rsid="001ba76f"/>
    </style:style>
    <style:style style:name="P42" style:family="paragraph" style:parent-style-name="Standard" style:list-style-name="L2">
      <style:text-properties style:use-window-font-color="true" loext:opacity="0%" style:font-name="Ubuntu" officeooo:paragraph-rsid="001c05dd" fo:background-color="transparent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paragraph-properties fo:margin-top="0cm" fo:margin-bottom="0cm" style:contextual-spacing="false"/>
    </style:style>
    <style:style style:name="P45" style:family="paragraph" style:parent-style-name="Text_20_body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46" style:family="paragraph" style:parent-style-name="Text_20_body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47" style:family="paragraph" style:parent-style-name="Text_20_body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49" style:family="paragraph" style:parent-style-name="Text_20_body" style:list-style-name="L3">
      <style:text-properties officeooo:paragraph-rsid="001d50fb"/>
    </style:style>
    <style:style style:name="P50" style:family="paragraph" style:parent-style-name="Text_20_body" style:list-style-name="L3">
      <style:text-properties officeooo:rsid="001c05dd" officeooo:paragraph-rsid="001c05dd"/>
    </style:style>
    <style:style style:name="P51" style:family="paragraph" style:parent-style-name="Text_20_body" style:list-style-name="L3">
      <style:text-properties officeooo:rsid="001c05dd" officeooo:paragraph-rsid="001d50fb"/>
    </style:style>
    <style:style style:name="P52" style:family="paragraph" style:parent-style-name="Text_20_body" style:list-style-name="L4"/>
    <style:style style:name="T1" style:family="text">
      <style:text-properties officeooo:rsid="00070587"/>
    </style:style>
    <style:style style:name="T2" style:family="text">
      <style:text-properties officeooo:rsid="000882ef"/>
    </style:style>
    <style:style style:name="T3" style:family="text">
      <style:text-properties style:font-name="Ubuntu" fo:language="en" fo:country="US" officeooo:rsid="00112528"/>
    </style:style>
    <style:style style:name="T4" style:family="text">
      <style:text-properties style:font-name="Ubuntu" fo:language="en" fo:country="US" officeooo:rsid="000cea40"/>
    </style:style>
    <style:style style:name="T5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cea4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98a5"/>
    </style:style>
    <style:style style:name="T10" style:family="text">
      <style:text-properties officeooo:rsid="001a3b3a"/>
    </style:style>
    <style:style style:name="T11" style:family="text">
      <style:text-properties fo:language="en" fo:country="US" officeooo:rsid="001a3b3a"/>
    </style:style>
    <style:style style:name="T12" style:family="text">
      <style:text-properties fo:language="en" fo:country="US" officeooo:rsid="001ba76f"/>
    </style:style>
    <style:style style:name="T13" style:family="text">
      <style:text-properties fo:language="en" fo:country="US" officeooo:rsid="001c05dd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style:use-window-font-color="true" loext:opacity="0%" fo:language="en" fo:country="US" officeooo:rsid="001a3b3a" fo:background-color="transparent" loext:char-shading-value="0"/>
    </style:style>
    <style:style style:name="T16" style:family="text">
      <style:text-properties style:use-window-font-color="true" loext:opacity="0%" style:font-name="Droid Sans Mono" fo:font-size="9pt" fo:font-weight="normal" fo:background-color="transparent" loext:char-shading-value="0" style:font-size-asian="9pt" style:font-size-complex="9pt"/>
    </style:style>
    <style:style style:name="T17" style:family="text">
      <style:text-properties style:use-window-font-color="true" loext:opacity="0%" style:font-name="Droid Sans Mono" fo:font-size="9pt" fo:font-weight="normal" officeooo:rsid="001d50fb" fo:background-color="transparent" loext:char-shading-value="0" style:font-size-asian="9pt" style:font-size-complex="9pt"/>
    </style:style>
    <style:style style:name="T18" style:family="text">
      <style:text-properties style:use-window-font-color="true" loext:opacity="0%" style:font-name="Ubuntu" fo:font-size="12pt" fo:font-weight="normal" officeooo:rsid="001ba76f" fo:background-color="transparent" loext:char-shading-value="0" style:font-size-asian="12pt" style:font-size-complex="12pt"/>
    </style:style>
    <style:style style:name="T19" style:family="text">
      <style:text-properties style:use-window-font-color="true" loext:opacity="0%" style:font-name="Ubuntu" fo:font-size="12pt" fo:font-weight="normal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fo:font-size="9pt" officeooo:rsid="001d50fb" fo:background-color="transparent" loext:char-shading-value="0" style:font-size-asian="9pt" style:font-size-complex="9pt"/>
    </style:style>
    <style:style style:name="T21" style:family="text">
      <style:text-properties officeooo:rsid="001c05dd"/>
    </style:style>
    <style:style style:name="T22" style:family="text">
      <style:text-properties fo:font-size="9pt" officeooo:rsid="001d50fb" style:font-size-asian="9pt" style:font-size-complex="9pt"/>
    </style:style>
    <style:style style:name="T2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ateus <text:span text:style-name="T1">Vieira</text:span></text:p>
      <text:h text:style-name="P33" text:outline-level="4">Junior Software Analyst</text:h>
      <text:p text:style-name="P47"/>
      <text:h text:style-name="P32" text:outline-level="3">Professional Qualification: </text:h>
      <text:p text:style-name="P47"/>
      <text:list xml:id="list2597772656" text:style-name="L4">
        <text:list-item>
          <text:p text:style-name="P52">FIAP School - technical high school (2021-2023)</text:p>
        </text:list-item>
      </text:list>
      <text:p text:style-name="P47"/>
      <text:p text:style-name="P48"><text:span text:style-name="T8">I'm a student from Brazil interested in all kinds of technologies. I'm attending at the technical course in FIAP School and making some other </text:span><text:a xlink:type="simple" xlink:href="https://github.com/habdig7oficial?tab=repositories" text:style-name="Internet_20_link" text:visited-style-name="Visited_20_Internet_20_Link"><text:span text:style-name="T8">interesting projects</text:span></text:a><text:span text:style-name="T8"> by myself. </text:span></text:p>
      <text:h text:style-name="P31" text:outline-level="3">Technologies that I use: </text:h>
      <text:p text:style-name="P8"/>
      <text:p text:style-name="P6"/>
      <text:p text:style-name="P11"/>
      <table:table table:name="Tecnologias" table:style-name="Tecnologias">
        <table:table-column table:style-name="Tecnologias.A" table:number-columns-repeated="2"/>
        <table:table-column table:style-name="Tecnologias.C"/>
        <table:table-column table:style-name="Tecnologias.D"/>
        <table:table-column table:style-name="Tecnologias.E"/>
        <table:table-row table:style-name="Tecnologias.1">
          <table:table-cell table:style-name="Tecnologias.A1" office:value-type="string">
            <text:p text:style-name="P5"/>
            <text:p text:style-name="P5">Front-End (Web)</text:p>
          </table:table-cell>
          <table:table-cell table:style-name="Tecnologias.A1" office:value-type="string">
            <text:p text:style-name="P7"/>
            <text:p text:style-name="P7">Back-end <text:span text:style-name="T2">(Web)</text:span></text:p>
          </table:table-cell>
          <table:table-cell table:style-name="Tecnologias.A1" office:value-type="string">
            <text:p text:style-name="P7"/>
            <text:p text:style-name="P7">Database</text:p>
          </table:table-cell>
          <table:table-cell table:style-name="Tecnologias.A1" office:value-type="string">
            <text:p text:style-name="P7">High Performance <text:span text:style-name="T6">Apps</text:span></text:p>
          </table:table-cell>
          <table:table-cell table:style-name="Tecnologias.A1" office:value-type="string">
            <text:p text:style-name="P10"/>
            <text:p text:style-name="P10">Game Development</text:p>
            <text:p text:style-name="P10"/>
          </table:table-cell>
        </table:table-row>
        <table:table-row table:style-name="Tecnologias.2">
          <table:table-cell table:style-name="Tecnologias.A1" office:value-type="string">
            <text:p text:style-name="P12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  <text:p text:style-name="P23"/>
          </table:table-cell>
          <table:table-cell table:style-name="Tecnologias.A1" office:value-type="string">
            <text:p text:style-name="P2"/>
            <text:p text:style-name="P2"><text:a xlink:type="simple" xlink:href="https://www.postgresql.org/" text:style-name="Internet_20_link" text:visited-style-name="Visited_20_Internet_20_Link"><text:span text:style-name="T3">PostgreSQL</text:span></text:a></text:p>
          </table:table-cell>
          <table:table-cell table:style-name="Tecnologias.A1" office:value-type="string">
            <text:p text:style-name="P17"/>
            <text:p text:style-name="P19"><text:a xlink:type="simple" xlink:href="https://dlang.org/" text:style-name="Internet_20_link" text:visited-style-name="Visited_20_Internet_20_Link">D</text:a></text:p>
          </table:table-cell>
          <table:table-cell table:style-name="Tecnologias.A1" office:value-type="string">
            <text:p text:style-name="P14"/>
            <text:p text:style-name="P21">C# (<text:a xlink:type="simple" xlink:href="https://unity.com/" text:style-name="Internet_20_link" text:visited-style-name="Visited_20_Internet_20_Link">unity</text:a>)</text:p>
            <text:p text:style-name="P21"/>
          </table:table-cell>
        </table:table-row>
        <table:table-row>
          <table:table-cell table:style-name="Tecnologias.A1" office:value-type="string">
            <text:p text:style-name="P12"/>
            <text:p text:style-name="P12">JavaScript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2"/>
            <text:p text:style-name="P12">JavaScript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</table:table-cell>
          <table:table-cell table:style-name="Tecnologias.A1" office:value-type="string">
            <text:h text:style-name="P1" text:outline-level="2"><text:a xlink:type="simple" xlink:href="https://www.microsoft.com/en/sql-server/" text:style-name="Internet_20_link" text:visited-style-name="Visited_20_Internet_20_Link"><text:span text:style-name="T5">Microsoft SQL</text:span></text:a><text:span text:style-name="T7"> </text:span></text:h>
            <text:p text:style-name="P25"/>
          </table:table-cell>
          <table:table-cell table:style-name="Tecnologias.A1" office:value-type="string">
            <text:p text:style-name="P15"/>
            <text:p text:style-name="P21">C </text:p>
            <text:p text:style-name="P16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16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3"><text:a xlink:type="simple" xlink:href="https://getbootstrap.com/" text:style-name="Internet_20_link" text:visited-style-name="Visited_20_Internet_20_Link"/></text:p>
            <text:p text:style-name="P13"><text:a xlink:type="simple" xlink:href="https://getbootstrap.com/" text:style-name="Internet_20_link" text:visited-style-name="Visited_20_Internet_20_Link">Bootstrap</text:a></text:p>
          </table:table-cell>
          <table:table-cell table:style-name="Tecnologias.A1" office:value-type="string">
            <text:p text:style-name="P13"><text:a xlink:type="simple" xlink:href="https://www.ruby-lang.org/en/" text:style-name="Internet_20_link" text:visited-style-name="Visited_20_Internet_20_Link"/></text:p>
            <text:p text:style-name="P13"><text:a xlink:type="simple" xlink:href="https://www.ruby-lang.org/en/" text:style-name="Internet_20_link" text:visited-style-name="Visited_20_Internet_20_Link">Ruby</text:a></text:p>
          </table:table-cell>
          <table:table-cell table:style-name="Tecnologias.A1" office:value-type="string">
            <text:p text:style-name="P18"><text:a xlink:type="simple" xlink:href="https://cassandra.apache.org/_/index.html" text:style-name="Internet_20_link" text:visited-style-name="Visited_20_Internet_20_Link"/></text:p>
            <text:p text:style-name="P18"><text:a xlink:type="simple" xlink:href="https://cassandra.apache.org/_/index.html" text:style-name="Internet_20_link" text:visited-style-name="Visited_20_Internet_20_Link">Cassandra</text:a></text:p>
          </table:table-cell>
          <table:table-cell table:style-name="Tecnologias.A1" office:value-type="string">
            <text:p text:style-name="P14"/>
            <text:p text:style-name="P20">C++</text:p>
            <text:p text:style-name="P21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21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4"/>
            <text:p text:style-name="P22">HTML</text:p>
          </table:table-cell>
          <table:table-cell table:style-name="Tecnologias.A1" office:value-type="string">
            <text:p text:style-name="P13"><text:a xlink:type="simple" xlink:href="https://elixir-lang.org/" text:style-name="Internet_20_link" text:visited-style-name="Visited_20_Internet_20_Link"/></text:p>
            <text:p text:style-name="P13"><text:a xlink:type="simple" xlink:href="https://elixir-lang.org/" text:style-name="Internet_20_link" text:visited-style-name="Visited_20_Internet_20_Link">Elixir</text:a></text:p>
            <text:p text:style-name="P13"/>
          </table:table-cell>
          <table:table-cell table:style-name="Tecnologias.A1" office:value-type="string">
            <text:p text:style-name="P18"><text:a xlink:type="simple" xlink:href="https://www.mongodb.com/" text:style-name="Internet_20_link" text:visited-style-name="Visited_20_Internet_20_Link"/></text:p>
            <text:p text:style-name="P18"><text:a xlink:type="simple" xlink:href="https://www.mongodb.com/" text:style-name="Internet_20_link" text:visited-style-name="Visited_20_Internet_20_Link">MongoDB</text:a></text:p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</table:table>
      <text:p text:style-name="P9"/>
      <text:p text:style-name="P9"/>
      <text:h text:style-name="P27" text:outline-level="3">Professional objective</text:h>
      <text:p text:style-name="P45"/>
      <text:p text:style-name="Text_20_body"><text:soft-page-break/>Practice and improve my knowledge of most diverse fields of technology, developing all kinds of apps <text:span text:style-name="T4"><text:line-break/></text:span></text:p>
      <text:h text:style-name="P27" text:outline-level="3">Idioms that I speak </text:h>
      <text:list xml:id="list3689571551" text:style-name="L1">
        <text:list-item>
          <text:p text:style-name="P44">English (medium)</text:p>
        </text:list-item>
        <text:list-item>
          <text:p text:style-name="P44">Portuguese (fluent) [native language]</text:p>
        </text:list-item>
        <text:list-item>
          <text:p text:style-name="P43">Spanish (basic)</text:p>
        </text:list-item>
      </text:list>
      <text:p text:style-name="P9"/>
      <text:h text:style-name="P28" text:outline-level="3"><text:span text:style-name="T10">Contact Me</text:span> </text:h>
      <text:p text:style-name="P35"/>
      <text:list xml:id="list4069916579" text:style-name="L2">
        <text:list-item>
          <text:p text:style-name="P40"><text:a xlink:type="simple" xlink:href="https://github.com/habdig7oficial?tab=repositories" text:style-name="Internet_20_link" text:visited-style-name="Visited_20_Internet_20_Link"><text:span text:style-name="T11">Git Hub</text:span></text:a><text:span text:style-name="T15">: </text:span><text:a xlink:type="simple" xlink:href="https://github.com/habdig7oficial" text:style-name="Internet_20_link" text:visited-style-name="Visited_20_Internet_20_Link">https://github.com/habdig7oficial</text:a><text:span text:style-name="T18"> </text:span></text:p>
        </text:list-item>
        <text:list-item>
          <text:p text:style-name="P41"><text:a xlink:type="simple" xlink:href="mailto:habdig7@gmail.com" text:style-name="Internet_20_link" text:visited-style-name="Visited_20_Internet_20_Link"><text:span text:style-name="T12">Email: </text:span></text:a><text:a xlink:type="simple" xlink:href="mailto:habdig7@gmail.com" text:style-name="Internet_20_link" text:visited-style-name="Visited_20_Internet_20_Link">habdig7@gmail.com</text:a><text:span text:style-name="T19"> </text:span></text:p>
        </text:list-item>
        <text:list-item>
          <text:p text:style-name="P42"><text:a xlink:type="simple" xlink:href="tel:+5511979504587" text:style-name="Internet_20_link" text:visited-style-name="Visited_20_Internet_20_Link"><text:span text:style-name="T13">Cellphone: </text:span></text:a><text:a xlink:type="simple" xlink:href="tel:+5511979504587" text:style-name="Internet_20_link" text:visited-style-name="Visited_20_Internet_20_Link"><text:span text:style-name="T14">+5511979504587 </text:span></text:a></text:p>
        </text:list-item>
      </text:list>
      <text:p text:style-name="P36"/>
      <text:p text:style-name="P36"/>
      <text:h text:style-name="P30" text:outline-level="3">Other Competencies</text:h>
      <text:p text:style-name="P37"/>
      <text:list xml:id="list4213766195" text:style-name="L6">
        <text:list-item>
          <text:p text:style-name="P38">Agile development of software</text:p>
        </text:list-item>
        <text:list-item>
          <text:p text:style-name="P38">Software development oriented by UML diagrams</text:p>
        </text:list-item>
        <text:list-item>
          <text:p text:style-name="P38">Unix/Linux Configuration</text:p>
        </text:list-item>
        <text:list-item>
          <text:p text:style-name="P39">Leadership (basic) [3º year classroom representative 2023]</text:p>
        </text:list-item>
      </text:list>
      <text:p text:style-name="P37"/>
      <text:h text:style-name="P29" text:outline-level="3">My Top Projects:</text:h>
      <text:p text:style-name="P46"/>
      <text:list xml:id="list1845749005" text:style-name="L3">
        <text:list-item>
          <text:p text:style-name="P49"><text:a xlink:type="simple" xlink:href="https://github.com/MedTempo/MedTempo-Ruby-Backend.git" office:target-frame-name="_blank" xlink:show="new" text:style-name="Internet_20_link" text:visited-style-name="Visited_20_Internet_20_Link"><text:span text:style-name="T21">MedTempo Back-end (Final Paper)</text:span></text:a><text:span text:style-name="T21"> - Write in Ruby with Sinatra </text:span></text:p>
          <text:p text:style-name="P49"><text:span text:style-name="T20">[ </text:span><text:a xlink:type="simple" xlink:href="https://github.com/MedTempo/MedTempo-Ruby-Backend.git" text:style-name="Internet_20_link" text:visited-style-name="Visited_20_Internet_20_Link">https://github.com/MedTempo/MedTempo-Ruby-Backend.git</text:a><text:span text:style-name="T16"> </text:span><text:span text:style-name="T22">]</text:span></text:p>
          <text:p text:style-name="P49"><text:span text:style-name="T22"/></text:p>
        </text:list-item>
        <text:list-item>
          <text:p text:style-name="P50"><text:a xlink:type="simple" xlink:href="https://github.com/habdig7oficial/Reddito.git" office:target-frame-name="_blank" xlink:show="new" text:style-name="Internet_20_link" text:visited-style-name="Visited_20_Internet_20_Link">Reddito (2ºyear project)</text:a> - Write in TypeScript (node) with Express</text:p>
          <text:p text:style-name="P49"><text:span text:style-name="T20">[ </text:span><text:a xlink:type="simple" xlink:href="https://github.com/habdig7oficial/Reddito.git" text:style-name="Internet_20_link" text:visited-style-name="Visited_20_Internet_20_Link">https://github.com/habdig7oficial/Reddito.git</text:a><text:span text:style-name="T17"> </text:span><text:span text:style-name="T22">]</text:span></text:p>
          <text:p text:style-name="P51"><text:span text:style-name="T22"/></text:p>
        </text:list-item>
        <text:list-item>
          <text:p text:style-name="P50"><text:a xlink:type="simple" xlink:href="https://github.com/habdig7oficial/Rime.git" office:target-frame-name="_blank" xlink:show="new" text:style-name="Internet_20_link" text:visited-style-name="Visited_20_Internet_20_Link">Rime Cryptography Algorithm demo (2ºyear project)</text:a> - Write with JavaScript (Deno) </text:p>
          <text:p text:style-name="P49"><text:span text:style-name="T21"><text:s/></text:span><text:span text:style-name="T20">[ </text:span><text:a xlink:type="simple" xlink:href="https://github.com/habdig7oficial/Rime.git" text:style-name="Internet_20_link" text:visited-style-name="Visited_20_Internet_20_Link">https://github.com/habdig7oficial/Rime.git</text:a><text:span text:style-name="T17"> </text:span><text:span text:style-name="T22">]</text:span>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28:45.423163189</meta:creation-date>
    <meta:generator>LibreOffice/7.3.7.2$Linux_X86_64 LibreOffice_project/30$Build-2</meta:generator>
    <dc:date>2023-09-11T20:14:30.021147661</dc:date>
    <meta:editing-duration>PT39M19S</meta:editing-duration>
    <meta:editing-cycles>11</meta:editing-cycles>
    <meta:document-statistic meta:table-count="1" meta:image-count="0" meta:object-count="0" meta:page-count="2" meta:paragraph-count="61" meta:word-count="210" meta:character-count="1480" meta:non-whitespace-character-count="1329"/>
  </office:meta>
</office:document-meta>
</file>